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58edef" officeooo:paragraph-rsid="006074a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style:text-underline-style="none" fo:font-weight="normal" officeooo:rsid="0058edef" officeooo:paragraph-rsid="006074a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5abbce" officeooo:paragraph-rsid="005abbce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e6761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abbce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abbce" officeooo:paragraph-rsid="005abbc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abbce" officeooo:paragraph-rsid="006074a3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50acc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79cd7" officeooo:paragraph-rsid="001c0208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officeooo:paragraph-rsid="001c0208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e6761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abbc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9def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e676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abbce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6af702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0263c"/>
    </style:style>
    <style:style style:name="T13" style:family="text">
      <style:text-properties officeooo:rsid="0038be2a"/>
    </style:style>
    <style:style style:name="T14" style:family="text">
      <style:text-properties officeooo:rsid="005abbce"/>
    </style:style>
    <style:style style:name="T15" style:family="text">
      <style:text-properties officeooo:rsid="0069defe"/>
    </style:style>
    <style:style style:name="T16" style:family="text">
      <style:text-properties officeooo:rsid="006acde0"/>
    </style:style>
    <style:style style:name="T17" style:family="text">
      <style:text-properties officeooo:rsid="006af7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8">021</text:span><text:span text:style-name="T9"> - </text:span><text:span text:style-name="T10">Cold Start</text:span></text:p>
      <text:p text:style-name="P1"/>
      <text:p text:style-name="P2">Cold Start Checklist</text:p>
      <text:list xml:id="list1236099996" text:style-name="L1">
        <text:list-item>
          <text:p text:style-name="P5"><text:span text:style-name="T5">Throttle</text:span><text:span text:style-name="T1"> ... </text:span><text:span text:style-name="T5">Idle</text:span></text:p>
        </text:list-item>
        <text:list-item>
          <text:p text:style-name="P5"><text:span text:style-name="T5">Canopy</text:span><text:span text:style-name="T1"> ... </text:span><text:span text:style-name="T5">Open</text:span></text:p>
        </text:list-item>
        <text:list-item>
          <text:p text:style-name="P6"><text:span text:style-name="T6">Ground Crew</text:span><text:span text:style-name="T2"> ... </text:span><text:span text:style-name="T7">Ground Electric Power, ON</text:span><text:span text:style-name="T3"> (Backslash, F8, F2, F1)</text:span></text:p>
        </text:list-item>
        <text:list-item>
          <text:p text:style-name="P8"><text:span text:style-name="T11">Starter Switch</text:span> ... <text:span text:style-name="T11">Press</text:span> (behind throttle)</text:p>
        </text:list-item>
        <text:list-item>
          <text:p text:style-name="P10">When <text:span text:style-name="T11">RPM</text:span> <text:span text:style-name="T15">over 5%</text:span> ... <text:span text:style-name="T14">Throttle to ignition detent (Bottom Thumb Button press)</text:span></text:p>
        </text:list-item>
        <text:list-item>
          <text:p text:style-name="P7"><text:span text:style-name="T2">When </text:span><text:span text:style-name="T6">RPM</text:span><text:span text:style-name="T2"> </text:span><text:span text:style-name="T4">over</text:span><text:span text:style-name="T2"> 1</text:span><text:span text:style-name="T3">5</text:span><text:span text:style-name="T2">% ... </text:span><text:span text:style-name="T3">Throttle to idle detent (Bottom Thumb Button press)</text:span></text:p>
        </text:list-item>
        <text:list-item>
          <text:p text:style-name="P7"><text:span text:style-name="T2">When </text:span><text:span text:style-name="T6">RPM</text:span><text:span text:style-name="T2"> </text:span><text:span text:style-name="T4">over</text:span><text:span text:style-name="T2"> </text:span><text:span text:style-name="T3">40</text:span><text:span text:style-name="T2">%, </text:span><text:span text:style-name="T6">Ground Crew</text:span><text:span text:style-name="T2"> ... </text:span><text:span text:style-name="T3">Ground Electric Supply OFF <text:s/>(Backslash, F8, F2, F2)</text:span></text:p>
        </text:list-item>
        <text:list-item>
          <text:p text:style-name="P8"><text:span text:style-name="T11">AFCS Standby</text:span> switch ... <text:span text:style-name="T11">STANDBY</text:span> (left elbow)</text:p>
        </text:list-item>
        <text:list-item>
          <text:p text:style-name="P9"><text:span text:style-name="T11">ARC-51 UHF Mode</text:span> knob ... <text:span text:style-name="T11">T/R</text:span> or <text:span text:style-name="T11">T/R+G</text:span> (right console)</text:p>
        </text:list-item>
      </text:list>
      <text:p text:style-name="P3"/>
      <text:p text:style-name="P4">Proceed with <text:span text:style-name="T16">checklists on next page</text:span>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17:10.682000000</dc:date>
    <meta:editing-duration>PT10H27M39S</meta:editing-duration>
    <meta:editing-cycles>8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2" meta:word-count="103" meta:character-count="562" meta:non-whitespace-character-count="479"/>
  </office:meta>
</office:document-meta>
</file>